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KLUG" officeooo:rsid="000713ed" officeooo:paragraph-rsid="00071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’est-ce que google colab et donc jupyter </text:p>
      <text:p text:style-name="P1"/>
      <text:p text:style-name="P1">trello : editeur de tableau</text:p>
      <text:p text:style-name="P1"/>
      <text:p text:style-name="P1">geogebr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KLUG" svg:font-family="LKLU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08:54:36.048692517</meta:creation-date>
    <meta:generator>LibreOffice/6.0.7.3$Linux_X86_64 LibreOffice_project/00m0$Build-3</meta:generator>
    <dc:date>2019-11-15T12:02:19.725757276</dc:date>
    <meta:editing-duration>PT10M6S</meta:editing-duration>
    <meta:editing-cycles>1</meta:editing-cycles>
    <meta:document-statistic meta:table-count="0" meta:image-count="0" meta:object-count="0" meta:page-count="1" meta:paragraph-count="3" meta:word-count="13" meta:character-count="78" meta:non-whitespace-character-count="67"/>
  </office:meta>
</office:document-meta>
</file>